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14cm" fo:min-width="2.0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2.5cm"/>
    </style:style>
    <style:style style:name="gr4" style:family="graphic" style:parent-style-name="standard">
      <style:graphic-properties draw:textarea-vertical-align="middle" draw:auto-grow-height="false" fo:min-height="0.076cm" fo:min-width="1.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1.198cm"/>
    </style:style>
    <style:style style:name="gr10" style:family="graphic" style:parent-style-name="standard">
      <style:graphic-properties draw:opacity="50%" draw:opacity-name="" draw:textarea-vertical-align="middle" draw:auto-grow-height="false" fo:min-height="0.076cm" fo:min-width="1.47cm"/>
    </style:style>
    <style:style style:name="gr11" style:family="graphic" style:parent-style-name="standard">
      <style:graphic-properties draw:opacity="50%" draw:opacity-name="" draw:textarea-horizontal-align="justify" draw:textarea-vertical-align="middle" draw:auto-grow-height="false" fo:min-height="1.306cm" fo:min-width="1.1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0</text:p>
          </draw:text-box>
        </draw:frame>
        <draw:custom-shape draw:style-name="gr1" draw:text-style-name="P1" draw:layer="layout" svg:width="3.6cm" svg:height="3.2cm" svg:x="12cm" svg:y="8.4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0 =w=&gt; 1</text:p>
          </draw:text-box>
        </draw:frame>
        <draw:custom-shape draw:style-name="gr1" draw:text-style-name="P1" draw:layer="layout" svg:width="3.6cm" svg:height="3.2cm" svg:x="12cm" svg:y="8.4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2.6cm" svg:x="3.4cm" svg:y="8.8cm">
          <text:p text:style-name="P1">‘b’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8cm" svg:y="9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1 =h=&gt; 2</text:p>
          </draw:text-box>
        </draw:frame>
        <draw:custom-shape draw:style-name="gr1" draw:text-style-name="P1" draw:layer="layout" svg:width="3.6cm" svg:height="3.2cm" svg:x="12cm" svg:y="8.4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cm" svg:height="2.6cm" svg:x="3.4cm" svg:y="13.2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8cm" svg:y="9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xml:id="id1" draw:id="id1" draw:layer="layout" svg:width="3.6cm" svg:height="3.2cm" svg:x="3.1cm" svg:y="8.4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4.9cm" svg:y1="11.6cm" svg:x2="4.9cm" svg:y2="13.2cm" draw:start-shape="id1" draw:start-glue-point="8" draw:end-shape="id2" draw:end-glue-point="0" svg:d="M4900 11600v1600" svg:viewBox="0 0 1 160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2 =h=&gt; 3.1</text:p>
          </draw:text-box>
        </draw:frame>
        <draw:custom-shape draw:style-name="gr1" draw:text-style-name="P1" draw:layer="layout" svg:width="3.6cm" svg:height="3.2cm" svg:x="13.6cm" svg:y="5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cm" svg:height="2.6cm" svg:x="5.9cm" svg:y="14.8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9.6cm" svg:y="6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" draw:text-style-name="P1" xml:id="id3" draw:id="id3" draw:layer="layout" svg:width="3.6cm" svg:height="3.2cm" svg:x="5.6cm" svg:y="10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4cm" svg:y1="13.2cm" svg:x2="7.4cm" svg:y2="14.8cm" draw:start-shape="id3" draw:start-glue-point="8" draw:end-shape="id4" draw:end-glue-point="0" svg:d="M7400 13200v1600" svg:viewBox="0 0 1 1601">
          <text:p/>
        </draw:connector>
        <draw:custom-shape draw:style-name="gr1" draw:text-style-name="P1" xml:id="id5" draw:id="id5" draw:layer="layout" svg:width="3.6cm" svg:height="3.2cm" svg:x="5.6cm" svg:y="5.001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4cm" svg:y1="8.201cm" svg:x2="7.4cm" svg:y2="10cm" draw:start-shape="id5" draw:start-glue-point="8" draw:end-shape="id3" draw:end-glue-point="4" svg:d="M7400 8201v1799" svg:viewBox="0 0 1 1800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2 =g=&gt; 3.2</text:p>
          </draw:text-box>
        </draw:frame>
        <draw:custom-shape draw:style-name="gr1" draw:text-style-name="P1" xml:id="id8" draw:id="id8" draw:layer="layout" svg:width="3.6cm" svg:height="3.2cm" svg:x="12cm" svg:y="5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cm" svg:height="2.6cm" svg:x="12.3cm" svg:y="15.2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cm" svg:height="3.2cm" svg:x="12cm" svg:y="10.4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8cm" svg:y1="13.6cm" svg:x2="13.8cm" svg:y2="15.2cm" draw:start-shape="id6" draw:start-glue-point="8" draw:end-shape="id7" draw:end-glue-point="0" svg:d="M13800 13600v1600" svg:viewBox="0 0 1 1601">
          <text:p/>
        </draw:connector>
        <draw:connector draw:style-name="gr5" draw:text-style-name="P3" draw:layer="layout" draw:type="line" svg:x1="13.8cm" svg:y1="8.2cm" svg:x2="13.8cm" svg:y2="10.4cm" draw:start-shape="id8" draw:start-glue-point="8" draw:end-shape="id6" draw:end-glue-point="4" svg:d="M13800 8200v2200" svg:viewBox="0 0 1 2201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3.1 =h=&gt; 4</text:p>
          </draw:text-box>
        </draw:frame>
        <draw:custom-shape draw:style-name="gr1" draw:text-style-name="P1" draw:layer="layout" svg:width="3.6cm" svg:height="3.2cm" svg:x="13.6cm" svg:y="5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2.2cm" svg:height="1.8cm" svg:x="2.3cm" svg:y="16.2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9.6cm" svg:y="6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9" draw:id="id9" draw:layer="layout" svg:width="2.2cm" svg:height="2cm" svg:x="2.2cm" svg:y="12.7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3cm" svg:y1="14.7cm" svg:x2="3.4cm" svg:y2="16.2cm" draw:start-shape="id9" draw:start-glue-point="8" draw:end-shape="id10" draw:end-glue-point="0" svg:d="M3300 14700l100 1500" svg:viewBox="0 0 101 1501">
          <text:p/>
        </draw:connector>
        <draw:custom-shape draw:style-name="gr8" draw:text-style-name="P1" xml:id="id11" draw:id="id11" draw:layer="layout" svg:width="2.2cm" svg:height="2.2cm" svg:x="2.2cm" svg:y="9.4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3cm" svg:y1="11.6cm" svg:x2="3.3cm" svg:y2="12.7cm" draw:start-shape="id11" draw:start-glue-point="8" draw:end-shape="id9" draw:end-glue-point="4" svg:d="M3300 11600v1100" svg:viewBox="0 0 1 1101">
          <text:p/>
        </draw:connector>
        <draw:custom-shape draw:style-name="gr1" draw:text-style-name="P1" xml:id="id12" draw:id="id12" draw:layer="layout" svg:width="3.6cm" svg:height="3.2cm" svg:x="3.8cm" svg:y="4.8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4.327cm" svg:y1="7.532cm" svg:x2="3.3cm" svg:y2="9.4cm" draw:start-shape="id12" draw:start-glue-point="7" draw:end-shape="id11" draw:end-glue-point="4" svg:d="M4327 7532l-1027 1868" svg:viewBox="0 0 1028 1869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4 =w=&gt; 5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4" draw:id="id14" draw:layer="layout" svg:width="2.2cm" svg:height="1.8cm" svg:x="10.5cm" svg:y="15.8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13" draw:id="id13" draw:layer="layout" svg:width="2.2cm" svg:height="2cm" svg:x="10.4cm" svg:y="12.3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4.3cm" svg:x2="11.6cm" svg:y2="15.8cm" draw:start-shape="id13" draw:start-glue-point="8" draw:end-shape="id14" draw:end-glue-point="0" svg:d="M11500 14300l100 1500" svg:viewBox="0 0 101 1501">
          <text:p/>
        </draw:connector>
        <draw:custom-shape draw:style-name="gr8" draw:text-style-name="P1" xml:id="id15" draw:id="id15" draw:layer="layout" svg:width="2.2cm" svg:height="2.2cm" svg:x="10.4cm" svg:y="9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1.2cm" svg:x2="11.5cm" svg:y2="12.3cm" draw:start-shape="id15" draw:start-glue-point="8" draw:end-shape="id13" draw:end-glue-point="4" svg:d="M11500 11200v1100" svg:viewBox="0 0 1 1101">
          <text:p/>
        </draw:connector>
        <draw:custom-shape draw:style-name="gr9" draw:text-style-name="P1" xml:id="id16" draw:id="id16" draw:layer="layout" svg:width="2.4cm" svg:height="2.2cm" svg:x="12cm" svg:y="6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1.5cm" svg:y2="9cm" draw:start-shape="id16" draw:start-glue-point="7" draw:end-shape="id15" draw:end-glue-point="4" svg:d="M12351 7878l-851 1122" svg:viewBox="0 0 852 1123">
          <text:p/>
        </draw:connector>
        <draw:custom-shape draw:style-name="gr6" draw:text-style-name="P1" draw:layer="layout" svg:width="2.2cm" svg:height="1.8cm" svg:x="5cm" svg:y="6.2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8.2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5 =h=&gt; 6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2.2cm" svg:height="1.8cm" svg:x="10.5cm" svg:y="15.8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17" draw:id="id17" draw:layer="layout" svg:width="2.2cm" svg:height="2cm" svg:x="10.4cm" svg:y="12.3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4.3cm" svg:x2="11.6cm" svg:y2="15.8cm" draw:start-shape="id17" draw:start-glue-point="8" draw:end-shape="id18" draw:end-glue-point="0" svg:d="M11500 14300l100 1500" svg:viewBox="0 0 101 1501">
          <text:p/>
        </draw:connector>
        <draw:custom-shape draw:style-name="gr8" draw:text-style-name="P1" xml:id="id19" draw:id="id19" draw:layer="layout" svg:width="2.2cm" svg:height="2.2cm" svg:x="10.4cm" svg:y="9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1.2cm" svg:x2="11.5cm" svg:y2="12.3cm" draw:start-shape="id19" draw:start-glue-point="8" draw:end-shape="id17" draw:end-glue-point="4" svg:d="M11500 11200v1100" svg:viewBox="0 0 1 1101">
          <text:p/>
        </draw:connector>
        <draw:custom-shape draw:style-name="gr9" draw:text-style-name="P1" xml:id="id20" draw:id="id20" draw:layer="layout" svg:width="2.4cm" svg:height="2.2cm" svg:x="12cm" svg:y="6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1.5cm" svg:y2="9cm" draw:start-shape="id20" draw:start-glue-point="7" draw:end-shape="id19" draw:end-glue-point="4" svg:d="M12351 7878l-851 1122" svg:viewBox="0 0 852 1123">
          <text:p/>
        </draw:connector>
        <draw:custom-shape draw:style-name="gr6" draw:text-style-name="P1" xml:id="id22" draw:id="id22" draw:layer="layout" svg:width="2.2cm" svg:height="1.8cm" svg:x="5cm" svg:y="9.4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8.2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21" draw:id="id21" draw:layer="layout" svg:width="2.2cm" svg:height="2cm" svg:x="5cm" svg:y="6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6.1cm" svg:y1="8cm" svg:x2="6.1cm" svg:y2="9.4cm" draw:start-shape="id21" draw:start-glue-point="8" draw:end-shape="id22" draw:end-glue-point="0" svg:d="M6100 8000v1400" svg:viewBox="0 0 1 1401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6 =h=&gt; 7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2.2cm" svg:height="1.8cm" svg:x="10.5cm" svg:y="15.8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23" draw:id="id23" draw:layer="layout" svg:width="2.2cm" svg:height="2cm" svg:x="10.4cm" svg:y="12.3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4.3cm" svg:x2="11.6cm" svg:y2="15.8cm" draw:start-shape="id23" draw:start-glue-point="8" draw:end-shape="id24" draw:end-glue-point="0" svg:d="M11500 14300l100 1500" svg:viewBox="0 0 101 1501">
          <text:p/>
        </draw:connector>
        <draw:custom-shape draw:style-name="gr8" draw:text-style-name="P1" xml:id="id25" draw:id="id25" draw:layer="layout" svg:width="2.2cm" svg:height="2.2cm" svg:x="10.4cm" svg:y="9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1.2cm" svg:x2="11.5cm" svg:y2="12.3cm" draw:start-shape="id25" draw:start-glue-point="8" draw:end-shape="id23" draw:end-glue-point="4" svg:d="M11500 11200v1100" svg:viewBox="0 0 1 1101">
          <text:p/>
        </draw:connector>
        <draw:custom-shape draw:style-name="gr9" draw:text-style-name="P1" xml:id="id26" draw:id="id26" draw:layer="layout" svg:width="2.4cm" svg:height="2.2cm" svg:x="12cm" svg:y="6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1.5cm" svg:y2="9cm" draw:start-shape="id26" draw:start-glue-point="7" draw:end-shape="id25" draw:end-glue-point="4" svg:d="M12351 7878l-851 1122" svg:viewBox="0 0 852 1123">
          <text:p/>
        </draw:connector>
        <draw:custom-shape draw:style-name="gr6" draw:text-style-name="P1" xml:id="id28" draw:id="id28" draw:layer="layout" svg:width="2.2cm" svg:height="1.8cm" svg:x="4.8cm" svg:y="12.9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8.2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27" draw:id="id27" draw:layer="layout" svg:width="2.2cm" svg:height="2cm" svg:x="4.8cm" svg:y="9.5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9cm" svg:y1="11.5cm" svg:x2="5.9cm" svg:y2="12.9cm" draw:start-shape="id27" draw:start-glue-point="8" draw:end-shape="id28" draw:end-glue-point="0" svg:d="M5900 11500v1400" svg:viewBox="0 0 1 1401">
          <text:p/>
        </draw:connector>
        <draw:custom-shape draw:style-name="gr8" draw:text-style-name="P1" xml:id="id29" draw:id="id29" draw:layer="layout" svg:width="2.2cm" svg:height="2.2cm" svg:x="4.8cm" svg:y="6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9cm" svg:y1="8.2cm" svg:x2="5.9cm" svg:y2="9.5cm" draw:start-shape="id29" draw:start-glue-point="8" draw:end-shape="id27" draw:end-glue-point="4" svg:d="M5900 8200v1300" svg:viewBox="0 0 1 1301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7 =h=&gt; 8.1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1" draw:id="id31" draw:layer="layout" svg:width="2.2cm" svg:height="1.8cm" svg:x="10.5cm" svg:y="15.8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30" draw:id="id30" draw:layer="layout" svg:width="2.2cm" svg:height="2cm" svg:x="10.4cm" svg:y="12.3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4.3cm" svg:x2="11.6cm" svg:y2="15.8cm" draw:start-shape="id30" draw:start-glue-point="8" draw:end-shape="id31" draw:end-glue-point="0" svg:d="M11500 14300l100 1500" svg:viewBox="0 0 101 1501">
          <text:p/>
        </draw:connector>
        <draw:custom-shape draw:style-name="gr8" draw:text-style-name="P1" xml:id="id32" draw:id="id32" draw:layer="layout" svg:width="2.2cm" svg:height="2.2cm" svg:x="10.4cm" svg:y="9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cm" svg:y1="11.2cm" svg:x2="11.5cm" svg:y2="12.3cm" draw:start-shape="id32" draw:start-glue-point="8" draw:end-shape="id30" draw:end-glue-point="4" svg:d="M11500 11200v1100" svg:viewBox="0 0 1 1101">
          <text:p/>
        </draw:connector>
        <draw:custom-shape draw:style-name="gr9" draw:text-style-name="P1" xml:id="id33" draw:id="id33" draw:layer="layout" svg:width="2.4cm" svg:height="2.2cm" svg:x="12cm" svg:y="6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1.5cm" svg:y2="9cm" draw:start-shape="id33" draw:start-glue-point="7" draw:end-shape="id32" draw:end-glue-point="4" svg:d="M12351 7878l-851 1122" svg:viewBox="0 0 852 1123">
          <text:p/>
        </draw:connector>
        <draw:custom-shape draw:style-name="gr6" draw:text-style-name="P1" xml:id="id35" draw:id="id35" draw:layer="layout" svg:width="2.2cm" svg:height="1.8cm" svg:x="2.2cm" svg:y="15.6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8.2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34" draw:id="id34" draw:layer="layout" svg:width="2.2cm" svg:height="2cm" svg:x="2.2cm" svg:y="12.2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3cm" svg:y1="14.2cm" svg:x2="3.3cm" svg:y2="15.6cm" draw:start-shape="id34" draw:start-glue-point="8" draw:end-shape="id35" draw:end-glue-point="0" svg:d="M3300 14200v1400" svg:viewBox="0 0 1 1401">
          <text:p/>
        </draw:connector>
        <draw:custom-shape draw:style-name="gr8" draw:text-style-name="P1" xml:id="id36" draw:id="id36" draw:layer="layout" svg:width="2.2cm" svg:height="2.2cm" svg:x="2.2cm" svg:y="8.7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3cm" svg:y1="10.9cm" svg:x2="3.3cm" svg:y2="12.2cm" draw:start-shape="id36" draw:start-glue-point="8" draw:end-shape="id34" draw:end-glue-point="4" svg:d="M3300 10900v1300" svg:viewBox="0 0 1 1301">
          <text:p/>
        </draw:connector>
        <draw:custom-shape draw:style-name="gr9" draw:text-style-name="P1" xml:id="id37" draw:id="id37" draw:layer="layout" svg:width="2.4cm" svg:height="2.2cm" svg:x="4.6cm" svg:y="5.8cm">
          <text:p text:style-name="P1">S2<text:line-break/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4.951cm" svg:y1="7.678cm" svg:x2="3.3cm" svg:y2="8.7cm" draw:start-shape="id37" draw:start-glue-point="7" draw:end-shape="id36" draw:end-glue-point="4" svg:d="M4951 7678l-1651 1022" svg:viewBox="0 0 1652 1023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7 =g=&gt; 8.2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9" draw:id="id39" draw:layer="layout" svg:width="2.2cm" svg:height="1.8cm" svg:x="9.4cm" svg:y="16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38" draw:id="id38" draw:layer="layout" svg:width="2.2cm" svg:height="2cm" svg:x="9.4cm" svg:y="12.5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4.5cm" svg:x2="10.5cm" svg:y2="16cm" draw:start-shape="id38" draw:start-glue-point="8" draw:end-shape="id39" draw:end-glue-point="0" svg:d="M10500 14500v1500" svg:viewBox="0 0 1 1501">
          <text:p/>
        </draw:connector>
        <draw:custom-shape draw:style-name="gr8" draw:text-style-name="P1" xml:id="id40" draw:id="id40" draw:layer="layout" svg:width="2.2cm" svg:height="2.2cm" svg:x="9.4cm" svg:y="9.2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1.4cm" svg:x2="10.5cm" svg:y2="12.5cm" draw:start-shape="id40" draw:start-glue-point="8" draw:end-shape="id38" draw:end-glue-point="4" svg:d="M10500 11400v1100" svg:viewBox="0 0 1 1101">
          <text:p/>
        </draw:connector>
        <draw:custom-shape draw:style-name="gr9" draw:text-style-name="P1" xml:id="id41" draw:id="id41" draw:layer="layout" svg:width="2.4cm" svg:height="2.2cm" svg:x="12cm" svg:y="6cm">
          <text:p text:style-name="P1">S2<text:line-break/>0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0.5cm" svg:y2="9.2cm" draw:start-shape="id41" draw:start-glue-point="7" draw:end-shape="id40" draw:end-glue-point="4" svg:d="M12351 7878l-1851 1322" svg:viewBox="0 0 1852 1323">
          <text:p/>
        </draw:connector>
        <draw:custom-shape draw:style-name="gr6" draw:text-style-name="P1" xml:id="id43" draw:id="id43" draw:layer="layout" svg:width="2.2cm" svg:height="1.8cm" svg:x="12.1cm" svg:y="16.1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7" draw:text-style-name="P1" xml:id="id42" draw:id="id42" draw:layer="layout" svg:width="2.2cm" svg:height="2cm" svg:x="12.1cm" svg:y="12.7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4.7cm" svg:x2="13.2cm" svg:y2="16.1cm" draw:start-shape="id42" draw:start-glue-point="8" draw:end-shape="id43" draw:end-glue-point="0" svg:d="M13200 14700v1400" svg:viewBox="0 0 1 1401">
          <text:p/>
        </draw:connector>
        <draw:custom-shape draw:style-name="gr8" draw:text-style-name="P1" xml:id="id44" draw:id="id44" draw:layer="layout" svg:width="2.2cm" svg:height="2.2cm" svg:x="12.1cm" svg:y="9.2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1.4cm" svg:x2="13.2cm" svg:y2="12.7cm" draw:start-shape="id44" draw:start-glue-point="8" draw:end-shape="id42" draw:end-glue-point="4" svg:d="M13200 11400v1300" svg:viewBox="0 0 1 1301">
          <text:p/>
        </draw:connector>
        <draw:connector draw:style-name="gr5" draw:text-style-name="P3" draw:layer="layout" draw:type="line" svg:x1="13.2cm" svg:y1="8.2cm" svg:x2="13.2cm" svg:y2="9.2cm" draw:start-shape="id41" draw:start-glue-point="8" draw:end-shape="id44" draw:end-glue-point="4" svg:d="M13200 8200v1000" svg:viewBox="0 0 1 1001">
          <text:p/>
        </draw:connecto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8.1 =w=&gt; 9.1</text:p>
          </draw:text-box>
        </draw:frame>
        <draw:custom-shape draw:style-name="gr1" draw:text-style-name="P1" draw:layer="layout" svg:width="3.6cm" svg:height="3.2cm" svg:x="22.6cm" svg:y="5.665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6" draw:id="id46" draw:layer="layout" svg:width="2.2cm" svg:height="1.8cm" svg:x="14.921cm" svg:y="16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9.421cm" svg:y="6.8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45" draw:id="id45" draw:layer="layout" svg:width="2.2cm" svg:height="2cm" svg:x="14.821cm" svg:y="12.5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921cm" svg:y1="14.5cm" svg:x2="16.021cm" svg:y2="16cm" draw:start-shape="id45" draw:start-glue-point="8" draw:end-shape="id46" draw:end-glue-point="0" svg:d="M15921 14500l100 1500" svg:viewBox="0 0 101 1501">
          <text:p/>
        </draw:connector>
        <draw:custom-shape draw:style-name="gr8" draw:text-style-name="P1" xml:id="id47" draw:id="id47" draw:layer="layout" svg:width="2.2cm" svg:height="2.2cm" svg:x="14.821cm" svg:y="9.2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921cm" svg:y1="11.4cm" svg:x2="15.921cm" svg:y2="12.5cm" draw:start-shape="id47" draw:start-glue-point="8" draw:end-shape="id45" draw:end-glue-point="4" svg:d="M15921 11400v1100" svg:viewBox="0 0 1 1101">
          <text:p/>
        </draw:connector>
        <draw:custom-shape draw:style-name="gr9" draw:text-style-name="P1" xml:id="id48" draw:id="id48" draw:layer="layout" svg:width="2.4cm" svg:height="2.2cm" svg:x="16.421cm" svg:y="6.165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772cm" svg:y1="8.043cm" svg:x2="15.921cm" svg:y2="9.2cm" draw:start-shape="id48" draw:start-glue-point="7" draw:end-shape="id47" draw:end-glue-point="4" svg:d="M16772 8043l-851 1157" svg:viewBox="0 0 852 1158">
          <text:p/>
        </draw:connector>
        <draw:custom-shape draw:style-name="gr6" draw:text-style-name="P1" xml:id="id50" draw:id="id50" draw:layer="layout" svg:width="2.2cm" svg:height="1.8cm" svg:x="6.621cm" svg:y="15.8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2.621cm" svg:y="6.8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49" draw:id="id49" draw:layer="layout" svg:width="2.2cm" svg:height="2cm" svg:x="6.621cm" svg:y="12.4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721cm" svg:y1="14.4cm" svg:x2="7.721cm" svg:y2="15.8cm" draw:start-shape="id49" draw:start-glue-point="8" draw:end-shape="id50" draw:end-glue-point="0" svg:d="M7721 14400v1400" svg:viewBox="0 0 1 1401">
          <text:p/>
        </draw:connector>
        <draw:custom-shape draw:style-name="gr8" draw:text-style-name="P1" xml:id="id51" draw:id="id51" draw:layer="layout" svg:width="2.2cm" svg:height="2.2cm" svg:x="6.621cm" svg:y="8.9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721cm" svg:y1="11.1cm" svg:x2="7.721cm" svg:y2="12.4cm" draw:start-shape="id51" draw:start-glue-point="8" draw:end-shape="id49" draw:end-glue-point="4" svg:d="M7721 11100v1300" svg:viewBox="0 0 1 1301">
          <text:p/>
        </draw:connector>
        <draw:custom-shape draw:style-name="gr9" draw:text-style-name="P1" xml:id="id52" draw:id="id52" draw:layer="layout" svg:width="2.4cm" svg:height="2.2cm" svg:x="9.021cm" svg:y="6.165cm">
          <text:p text:style-name="P1">S2<text:line-break/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9.372cm" svg:y1="8.043cm" svg:x2="7.721cm" svg:y2="8.9cm" draw:start-shape="id52" draw:start-glue-point="7" draw:end-shape="id51" draw:end-glue-point="4" svg:d="M9372 8043l-1651 857" svg:viewBox="0 0 1652 858">
          <text:p/>
        </draw:connector>
        <draw:custom-shape draw:style-name="gr6" draw:text-style-name="P1" draw:layer="layout" svg:width="2.2cm" svg:height="1.8cm" svg:x="1.4cm" svg:y="6.365cm">
          <text:p text:style-name="P1">‘b’<text:line-break/>23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5cm" svg:y="6.8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8.2 =w=&gt; 9.2 merge to 9.1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4" draw:id="id54" draw:layer="layout" svg:width="2.2cm" svg:height="1.8cm" svg:x="9.4cm" svg:y="16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53" draw:id="id53" draw:layer="layout" svg:width="2.2cm" svg:height="2cm" svg:x="9.4cm" svg:y="12.5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4.5cm" svg:x2="10.5cm" svg:y2="16cm" draw:start-shape="id53" draw:start-glue-point="8" draw:end-shape="id54" draw:end-glue-point="0" svg:d="M10500 14500v1500" svg:viewBox="0 0 1 1501">
          <text:p/>
        </draw:connector>
        <draw:custom-shape draw:style-name="gr8" draw:text-style-name="P1" xml:id="id55" draw:id="id55" draw:layer="layout" svg:width="2.2cm" svg:height="2.2cm" svg:x="9.4cm" svg:y="9.2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1.4cm" svg:x2="10.5cm" svg:y2="12.5cm" draw:start-shape="id55" draw:start-glue-point="8" draw:end-shape="id53" draw:end-glue-point="4" svg:d="M10500 11400v1100" svg:viewBox="0 0 1 1101">
          <text:p/>
        </draw:connector>
        <draw:custom-shape draw:style-name="gr9" draw:text-style-name="P1" xml:id="id56" draw:id="id56" draw:layer="layout" svg:width="2.4cm" svg:height="2.2cm" svg:x="12cm" svg:y="6cm">
          <text:p text:style-name="P1">S2<text:line-break/>0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0.5cm" svg:y2="9.2cm" draw:start-shape="id56" draw:start-glue-point="7" draw:end-shape="id55" draw:end-glue-point="4" svg:d="M12351 7878l-1851 1322" svg:viewBox="0 0 1852 1323">
          <text:p/>
        </draw:connector>
        <draw:custom-shape draw:style-name="gr6" draw:text-style-name="P1" xml:id="id58" draw:id="id58" draw:layer="layout" svg:width="2.2cm" svg:height="1.8cm" svg:x="12.1cm" svg:y="16.1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7" draw:text-style-name="P1" xml:id="id57" draw:id="id57" draw:layer="layout" svg:width="2.2cm" svg:height="2cm" svg:x="12.1cm" svg:y="12.7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4.7cm" svg:x2="13.2cm" svg:y2="16.1cm" draw:start-shape="id57" draw:start-glue-point="8" draw:end-shape="id58" draw:end-glue-point="0" svg:d="M13200 14700v1400" svg:viewBox="0 0 1 1401">
          <text:p/>
        </draw:connector>
        <draw:custom-shape draw:style-name="gr8" draw:text-style-name="P1" xml:id="id59" draw:id="id59" draw:layer="layout" svg:width="2.2cm" svg:height="2.2cm" svg:x="12.1cm" svg:y="9.2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1.4cm" svg:x2="13.2cm" svg:y2="12.7cm" draw:start-shape="id59" draw:start-glue-point="8" draw:end-shape="id57" draw:end-glue-point="4" svg:d="M13200 11400v1300" svg:viewBox="0 0 1 1301">
          <text:p/>
        </draw:connector>
        <draw:connector draw:style-name="gr5" draw:text-style-name="P3" draw:layer="layout" draw:type="line" svg:x1="13.2cm" svg:y1="8.2cm" svg:x2="13.2cm" svg:y2="9.2cm" draw:start-shape="id56" draw:start-glue-point="8" draw:end-shape="id59" draw:end-glue-point="4" svg:d="M13200 8200v1000" svg:viewBox="0 0 1 1001">
          <text:p/>
        </draw:connector>
        <draw:custom-shape draw:style-name="gr6" draw:text-style-name="P1" draw:layer="layout" svg:width="2.2cm" svg:height="1.8cm" svg:x="4.2cm" svg:y="6.078cm">
          <text:p text:style-name="P1">‘b’<text:line-break/>23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7.8cm" svg:y="6.5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cm" svg:height="0.8cm" draw:transform="rotate (0.401425727958696) translate (7.6cm 5.84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4cm" svg:height="2.2cm" svg:x="10.8cm" svg:y="3.4cm">
          <text:p text:style-name="P1">S2<text:line-break/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8.2 =w=&gt; 9.3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1" draw:id="id61" draw:layer="layout" svg:width="2.2cm" svg:height="1.8cm" svg:x="9.4cm" svg:y="16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60" draw:id="id60" draw:layer="layout" svg:width="2.2cm" svg:height="2cm" svg:x="9.4cm" svg:y="12.5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4.5cm" svg:x2="10.5cm" svg:y2="16cm" draw:start-shape="id60" draw:start-glue-point="8" draw:end-shape="id61" draw:end-glue-point="0" svg:d="M10500 14500v1500" svg:viewBox="0 0 1 1501">
          <text:p/>
        </draw:connector>
        <draw:custom-shape draw:style-name="gr8" draw:text-style-name="P1" xml:id="id62" draw:id="id62" draw:layer="layout" svg:width="2.2cm" svg:height="2.2cm" svg:x="9.4cm" svg:y="9.2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1.4cm" svg:x2="10.5cm" svg:y2="12.5cm" draw:start-shape="id62" draw:start-glue-point="8" draw:end-shape="id60" draw:end-glue-point="4" svg:d="M10500 11400v1100" svg:viewBox="0 0 1 1101">
          <text:p/>
        </draw:connector>
        <draw:custom-shape draw:style-name="gr9" draw:text-style-name="P1" xml:id="id63" draw:id="id63" draw:layer="layout" svg:width="2.4cm" svg:height="2.2cm" svg:x="12cm" svg:y="6cm">
          <text:p text:style-name="P1">S2<text:line-break/>0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0.5cm" svg:y2="9.2cm" draw:start-shape="id63" draw:start-glue-point="7" draw:end-shape="id62" draw:end-glue-point="4" svg:d="M12351 7878l-1851 1322" svg:viewBox="0 0 1852 1323">
          <text:p/>
        </draw:connector>
        <draw:custom-shape draw:style-name="gr6" draw:text-style-name="P1" xml:id="id65" draw:id="id65" draw:layer="layout" svg:width="2.2cm" svg:height="1.8cm" svg:x="12.1cm" svg:y="16.1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7" draw:text-style-name="P1" xml:id="id64" draw:id="id64" draw:layer="layout" svg:width="2.2cm" svg:height="2cm" svg:x="12.1cm" svg:y="12.7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4.7cm" svg:x2="13.2cm" svg:y2="16.1cm" draw:start-shape="id64" draw:start-glue-point="8" draw:end-shape="id65" draw:end-glue-point="0" svg:d="M13200 14700v1400" svg:viewBox="0 0 1 1401">
          <text:p/>
        </draw:connector>
        <draw:custom-shape draw:style-name="gr8" draw:text-style-name="P1" xml:id="id66" draw:id="id66" draw:layer="layout" svg:width="2.2cm" svg:height="2.2cm" svg:x="12.1cm" svg:y="9.2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1.4cm" svg:x2="13.2cm" svg:y2="12.7cm" draw:start-shape="id66" draw:start-glue-point="8" draw:end-shape="id64" draw:end-glue-point="4" svg:d="M13200 11400v1300" svg:viewBox="0 0 1 1301">
          <text:p/>
        </draw:connector>
        <draw:connector draw:style-name="gr5" draw:text-style-name="P3" draw:layer="layout" draw:type="line" svg:x1="13.2cm" svg:y1="8.2cm" svg:x2="13.2cm" svg:y2="9.2cm" draw:start-shape="id63" draw:start-glue-point="8" draw:end-shape="id66" draw:end-glue-point="4" svg:d="M13200 8200v1000" svg:viewBox="0 0 1 1001">
          <text:p/>
        </draw:connector>
        <draw:custom-shape draw:style-name="gr6" draw:text-style-name="P1" draw:layer="layout" svg:width="2.2cm" svg:height="1.8cm" svg:x="4.2cm" svg:y="6.078cm">
          <text:p text:style-name="P1">$<text:line-break/>2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7.8cm" svg:y="6.5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9.1/9.2 =h=&gt; 10.1</text:p>
          </draw:text-box>
        </draw:frame>
        <draw:custom-shape draw:style-name="gr1" draw:text-style-name="P1" draw:layer="layout" svg:width="3.6cm" svg:height="3.2cm" svg:x="22.6cm" svg:y="5.665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8" draw:id="id68" draw:layer="layout" svg:width="2.2cm" svg:height="1.8cm" svg:x="14.921cm" svg:y="16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9.421cm" svg:y="6.8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67" draw:id="id67" draw:layer="layout" svg:width="2.2cm" svg:height="2cm" svg:x="14.821cm" svg:y="12.5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921cm" svg:y1="14.5cm" svg:x2="16.021cm" svg:y2="16cm" draw:start-shape="id67" draw:start-glue-point="8" draw:end-shape="id68" draw:end-glue-point="0" svg:d="M15921 14500l100 1500" svg:viewBox="0 0 101 1501">
          <text:p/>
        </draw:connector>
        <draw:custom-shape draw:style-name="gr8" draw:text-style-name="P1" xml:id="id69" draw:id="id69" draw:layer="layout" svg:width="2.2cm" svg:height="2.2cm" svg:x="14.821cm" svg:y="9.2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5.921cm" svg:y1="11.4cm" svg:x2="15.921cm" svg:y2="12.5cm" draw:start-shape="id69" draw:start-glue-point="8" draw:end-shape="id67" draw:end-glue-point="4" svg:d="M15921 11400v1100" svg:viewBox="0 0 1 1101">
          <text:p/>
        </draw:connector>
        <draw:custom-shape draw:style-name="gr9" draw:text-style-name="P1" xml:id="id70" draw:id="id70" draw:layer="layout" svg:width="2.4cm" svg:height="2.2cm" svg:x="16.421cm" svg:y="6.165cm">
          <text:p text:style-name="P1">S2<text:line-break/>0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772cm" svg:y1="8.043cm" svg:x2="15.921cm" svg:y2="9.2cm" draw:start-shape="id70" draw:start-glue-point="7" draw:end-shape="id69" draw:end-glue-point="4" svg:d="M16772 8043l-851 1157" svg:viewBox="0 0 852 1158">
          <text:p/>
        </draw:connector>
        <draw:custom-shape draw:style-name="gr6" draw:text-style-name="P1" xml:id="id72" draw:id="id72" draw:layer="layout" svg:width="2.2cm" svg:height="1.8cm" svg:x="6.621cm" svg:y="15.8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2.621cm" svg:y="6.8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71" draw:id="id71" draw:layer="layout" svg:width="2.2cm" svg:height="2cm" svg:x="6.621cm" svg:y="12.4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721cm" svg:y1="14.4cm" svg:x2="7.721cm" svg:y2="15.8cm" draw:start-shape="id71" draw:start-glue-point="8" draw:end-shape="id72" draw:end-glue-point="0" svg:d="M7721 14400v1400" svg:viewBox="0 0 1 1401">
          <text:p/>
        </draw:connector>
        <draw:custom-shape draw:style-name="gr8" draw:text-style-name="P1" xml:id="id73" draw:id="id73" draw:layer="layout" svg:width="2.2cm" svg:height="2.2cm" svg:x="6.621cm" svg:y="8.9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721cm" svg:y1="11.1cm" svg:x2="7.721cm" svg:y2="12.4cm" draw:start-shape="id73" draw:start-glue-point="8" draw:end-shape="id71" draw:end-glue-point="4" svg:d="M7721 11100v1300" svg:viewBox="0 0 1 1301">
          <text:p/>
        </draw:connector>
        <draw:custom-shape draw:style-name="gr9" draw:text-style-name="P1" xml:id="id74" draw:id="id74" draw:layer="layout" svg:width="2.4cm" svg:height="2.2cm" svg:x="9.021cm" svg:y="6.165cm">
          <text:p text:style-name="P1">S2<text:line-break/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9.372cm" svg:y1="8.043cm" svg:x2="7.721cm" svg:y2="8.9cm" draw:start-shape="id74" draw:start-glue-point="7" draw:end-shape="id73" draw:end-glue-point="4" svg:d="M9372 8043l-1651 857" svg:viewBox="0 0 1652 858">
          <text:p/>
        </draw:connector>
        <draw:custom-shape draw:style-name="gr6" draw:text-style-name="P1" xml:id="id76" draw:id="id76" draw:layer="layout" svg:width="2.2cm" svg:height="1.8cm" svg:x="1.6cm" svg:y="9.8cm">
          <text:p text:style-name="P1">‘b’<text:line-break/>23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5cm" svg:y="6.8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cm" svg:height="0.8cm" draw:transform="rotate (0.401425727958696) translate (4.8cm 6.04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4cm" svg:height="2.2cm" svg:x="8cm" svg:y="3.6cm">
          <text:p text:style-name="P1">S2<text:line-break/>0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5" draw:id="id75" draw:layer="layout" svg:width="2.2cm" svg:height="2cm" svg:x="1.6cm" svg:y="6.4cm">
          <text:p text:style-name="P1">S1<text:line-break/>23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.7cm" svg:y1="8.4cm" svg:x2="2.7cm" svg:y2="9.8cm" draw:start-shape="id75" draw:start-glue-point="8" draw:end-shape="id76" draw:end-glue-point="0" svg:d="M2700 8400v1400" svg:viewBox="0 0 1 14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9.3 =w=&gt; 10.2</text:p>
          </draw:text-box>
        </draw:frame>
        <draw:custom-shape draw:style-name="gr1" draw:text-style-name="P1" draw:layer="layout" svg:width="3.6cm" svg:height="3.2cm" svg:x="18.179cm" svg:y="5.43cm">
          <text:p text:style-name="P1">S<text:line-break/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8" draw:id="id78" draw:layer="layout" svg:width="2.2cm" svg:height="1.8cm" svg:x="9.4cm" svg:y="16cm">
          <text:p text:style-name="P1">‘b’<text:line-break/>01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5cm" svg:y="6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77" draw:id="id77" draw:layer="layout" svg:width="2.2cm" svg:height="2cm" svg:x="9.4cm" svg:y="12.5cm">
          <text:p text:style-name="P1">S1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4.5cm" svg:x2="10.5cm" svg:y2="16cm" draw:start-shape="id77" draw:start-glue-point="8" draw:end-shape="id78" draw:end-glue-point="0" svg:d="M10500 14500v1500" svg:viewBox="0 0 1 1501">
          <text:p/>
        </draw:connector>
        <draw:custom-shape draw:style-name="gr8" draw:text-style-name="P1" xml:id="id79" draw:id="id79" draw:layer="layout" svg:width="2.2cm" svg:height="2.2cm" svg:x="9.4cm" svg:y="9.2cm">
          <text:p text:style-name="P1">S<text:line-break/>01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cm" svg:y1="11.4cm" svg:x2="10.5cm" svg:y2="12.5cm" draw:start-shape="id79" draw:start-glue-point="8" draw:end-shape="id77" draw:end-glue-point="4" svg:d="M10500 11400v1100" svg:viewBox="0 0 1 1101">
          <text:p/>
        </draw:connector>
        <draw:custom-shape draw:style-name="gr9" draw:text-style-name="P1" xml:id="id80" draw:id="id80" draw:layer="layout" svg:width="2.4cm" svg:height="2.2cm" svg:x="12cm" svg:y="6cm">
          <text:p text:style-name="P1">S2<text:line-break/>0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2.351cm" svg:y1="7.878cm" svg:x2="10.5cm" svg:y2="9.2cm" draw:start-shape="id80" draw:start-glue-point="7" draw:end-shape="id79" draw:end-glue-point="4" svg:d="M12351 7878l-1851 1322" svg:viewBox="0 0 1852 1323">
          <text:p/>
        </draw:connector>
        <draw:custom-shape draw:style-name="gr6" draw:text-style-name="P1" xml:id="id82" draw:id="id82" draw:layer="layout" svg:width="2.2cm" svg:height="1.8cm" svg:x="12.1cm" svg:y="16.1cm">
          <text:p text:style-name="P1">‘b’<text:line-break/>12C</text:p>
          <draw:enhanced-geometry svg:viewBox="0 0 21600 21600" draw:type="rectangle" draw:enhanced-path="M 0 0 L 21600 0 21600 21600 0 21600 0 0 Z N"/>
        </draw:custom-shape>
        <draw:custom-shape draw:style-name="gr7" draw:text-style-name="P1" xml:id="id81" draw:id="id81" draw:layer="layout" svg:width="2.2cm" svg:height="2cm" svg:x="12.1cm" svg:y="12.7cm">
          <text:p text:style-name="P1">S1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4.7cm" svg:x2="13.2cm" svg:y2="16.1cm" draw:start-shape="id81" draw:start-glue-point="8" draw:end-shape="id82" draw:end-glue-point="0" svg:d="M13200 14700v1400" svg:viewBox="0 0 1 1401">
          <text:p/>
        </draw:connector>
        <draw:custom-shape draw:style-name="gr8" draw:text-style-name="P1" xml:id="id83" draw:id="id83" draw:layer="layout" svg:width="2.2cm" svg:height="2.2cm" svg:x="12.1cm" svg:y="9.2cm">
          <text:p text:style-name="P1">S<text:line-break/>1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2cm" svg:y1="11.4cm" svg:x2="13.2cm" svg:y2="12.7cm" draw:start-shape="id83" draw:start-glue-point="8" draw:end-shape="id81" draw:end-glue-point="4" svg:d="M13200 11400v1300" svg:viewBox="0 0 1 1301">
          <text:p/>
        </draw:connector>
        <draw:connector draw:style-name="gr5" draw:text-style-name="P3" draw:layer="layout" draw:type="line" svg:x1="13.2cm" svg:y1="8.2cm" svg:x2="13.2cm" svg:y2="9.2cm" draw:start-shape="id80" draw:start-glue-point="8" draw:end-shape="id83" draw:end-glue-point="4" svg:d="M13200 8200v1000" svg:viewBox="0 0 1 1001">
          <text:p/>
        </draw:connector>
        <draw:custom-shape draw:style-name="gr6" draw:text-style-name="P1" xml:id="id85" draw:id="id85" draw:layer="layout" svg:width="2.2cm" svg:height="1.8cm" svg:x="4.2cm" svg:y="9.7cm">
          <text:p text:style-name="P1">$<text:line-break/>22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7.8cm" svg:y="6.5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84" draw:id="id84" draw:layer="layout" svg:width="2.2cm" svg:height="2cm" svg:x="4.2cm" svg:y="6.1cm">
          <text:p text:style-name="P1">A2<text:line-break/>22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3cm" svg:y1="8.1cm" svg:x2="5.3cm" svg:y2="9.7cm" draw:start-shape="id84" draw:start-glue-point="8" draw:end-shape="id85" draw:end-glue-point="0" svg:d="M5300 8100v1600" svg:viewBox="0 0 1 16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6:23:13.344852000</meta:creation-date>
    <dc:date>2017-11-26T19:13:28.147513000</dc:date>
    <meta:editing-duration>PT2H39M32S</meta:editing-duration>
    <meta:editing-cycles>6</meta:editing-cycles>
    <meta:generator>LibreOffice/5.3.6.1$MacOSX_X86_64 LibreOffice_project/686f202eff87ef707079aeb7f485847613344eb7</meta:generator>
    <meta:document-statistic meta:object-count="267"/>
  </office:meta>
</office:document-meta>
</file>